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Course Outline</text:p>
      <text:h text:style-name="Heading_20_1" text:outline-level="1">About</text:h>
      <text:h text:style-name="Heading_20_1" text:outline-level="1">Beginner</text:h>
      <text:h text:style-name="Heading_20_2" text:outline-level="2">Never been involved with aeromodelling before (toy air vehicles do not count).</text:h>
      <text:h text:style-name="Heading_20_2" text:outline-level="2">Definitions of aeromodelling and UAV</text:h>
      <text:h text:style-name="Heading_20_2" text:outline-level="2">List of tutorials for complete beginners, with quickstarts on each part of the required knowledge and common sence</text:h>
      <text:h text:style-name="Heading_20_2" text:outline-level="2">List of tutorials for complete beginners of the prerequisites of math, physics and crafting</text:h>
      <text:h text:style-name="Heading_20_2" text:outline-level="2">List of online demonstrations for science popularization</text:h>
      <text:h text:style-name="Heading_20_1" text:outline-level="1">Intermediate</text:h>
      <text:h text:style-name="Heading_20_2" text:outline-level="2">Flew for 100+ hours and learning basic theories of model aircraft and their primitive linkages to empirical observations</text:h>
      <text:h text:style-name="Heading_20_2" text:outline-level="2">Technical definitions and relations</text:h>
      <text:h text:style-name="Heading_20_3" text:outline-level="3"> </text:h>
      <text:h text:style-name="Heading_20_2" text:outline-level="2">Basic guidelines and tips for general aeromodellers</text:h>
      <text:h text:style-name="Heading_20_1" text:outline-level="1">Team</text:h>
      <text:h text:style-name="Heading_20_2" text:outline-level="2">Summarized from professional books about aviation, featuring some advanced techniques not covered by normal tutorials. Some mayt require the basic of 1st year mathematics in university</text:h>
      <text:h text:style-name="Heading_20_2" text:outline-level="2">Researcher</text:h>
      <text:h text:style-name="Heading_20_3" text:outline-level="3">Chapters for UAV teams to study and design aircraft independently</text:h>
      <text:h text:style-name="Heading_20_3" text:outline-level="3">Contents</text:h>
      <text:h text:style-name="Heading_20_4" text:outline-level="4">Atmospheric properties</text:h>
      <text:h text:style-name="Heading_20_4" text:outline-level="4">Kinetics</text:h>
      <text:list text:style-name="L1">
        <text:list-item>
          <text:p text:style-name="Standard">Contents</text:p>
          <text:list text:style-name="L1">
            <text:list-item>
              <text:p text:style-name="Standard">Definition</text:p>
              <text:list text:style-name="L1">
                <text:list-item>
                  <text:p text:style-name="Standard">Motion</text:p>
                  <text:list text:style-name="L1">
                    <text:list-item>
                      <text:p text:style-name="Standard">Translational</text:p>
                    </text:list-item>
                  </text:list>
                  <text:list text:style-name="L1">
                    <text:list-item>
                      <text:p text:style-name="Standard">Rotational</text:p>
                    </text:list-item>
                  </text:list>
                </text:list-item>
              </text:list>
              <text:list text:style-name="L1">
                <text:list-item>
                  <text:p text:style-name="Standard">Reference</text:p>
                </text:list-item>
              </text:list>
              <text:list text:style-name="L1">
                <text:list-item>
                  <text:p text:style-name="Standard">Terms</text:p>
                  <text:list text:style-name="L1">
                    <text:list-item>
                      <text:p text:style-name="Standard">Position</text:p>
                    </text:list-item>
                  </text:list>
                  <text:list text:style-name="L1">
                    <text:list-item>
                      <text:p text:style-name="Standard">Velocity</text:p>
                    </text:list-item>
                  </text:list>
                  <text:list text:style-name="L1">
                    <text:list-item>
                      <text:p text:style-name="Standard">Acceleration</text:p>
                    </text:list-item>
                  </text:list>
                  <text:list text:style-name="L1">
                    <text:list-item>
                      <text:p text:style-name="Standard">Connection between terms</text:p>
                      <text:list text:style-name="L1">
                        <text:list-item>
                          <text:p text:style-name="Standard"> 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Steady Translational analysis</text:p>
              <text:list text:style-name="L1">
                <text:list-item>
                  <text:p text:style-name="Standard">Fixed Cl and Cd</text:p>
                  <text:list text:style-name="L1">
                    <text:list-item>
                      <text:p text:style-name="Standard">~Climb angle</text:p>
                      <text:list text:style-name="L1">
                        <text:list-item>
                          <text:p text:style-name="Standard">Free Gliding</text:p>
                        </text:list-item>
                      </text:list>
                      <text:list text:style-name="L1">
                        <text:list-item>
                          <text:p text:style-name="Standard">Steady horizontal flight</text:p>
                        </text:list-item>
                      </text:list>
                      <text:list text:style-name="L1">
                        <text:list-item>
                          <text:p text:style-name="Standard">Climbing</text:p>
                          <text:list text:style-name="L1">
                            <text:list-item>
                              <text:p text:style-name="Standard">General equations</text:p>
                            </text:list-item>
                          </text:list>
                          <text:list text:style-name="L1">
                            <text:list-item>
                              <text:p text:style-name="Standard">Special cases</text:p>
                              <text:list text:style-name="L1">
                                <text:list-item>
                                  <text:p text:style-name="Standard">Max climbing rate with certain Cl and Cd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Max climbing angle with max force requires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Max climbing angle with max power requir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General 3DOF</text:p>
              <text:list text:style-name="L1">
                <text:list-item>
                  <text:p text:style-name="Standard">Translational</text:p>
                  <text:list text:style-name="L1">
                    <text:list-item>
                      <text:p text:style-name="Standard">Quasi-steady flight analysis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General 6DOF</text:p>
            </text:list-item>
          </text:list>
          <text:list text:style-name="L1">
            <text:list-item>
              <text:p text:style-name="Standard">Solving Dynamic models: how flight simulators work</text:p>
            </text:list-item>
          </text:list>
        </text:list-item>
      </text:list>
      <text:list text:style-name="L1">
        <text:list-item>
          <text:p text:style-name="Standard">Provide connection between flight mechanics parameters.</text:p>
        </text:list-item>
      </text:list>
      <text:h text:style-name="Heading_20_4" text:outline-level="4">Aircraft geometrical aspects</text:h>
      <text:h text:style-name="Heading_20_5" text:outline-level="5">Aircraft Geometry</text:h>
      <text:h text:style-name="Heading_20_6" text:outline-level="6">Aspects</text:h>
      <text:h text:style-name="Heading_20_7" text:outline-level="7">1D</text:h>
      <text:h text:style-name="Heading_20_8" text:outline-level="8">Reference Length</text:h>
      <text:h text:style-name="Heading_20_9" text:outline-level="9">length;width;height</text:h>
      <text:h text:style-name="Heading_20_9" text:outline-level="9">wing span;halfspan</text:h>
      <text:h text:style-name="Heading_20_9" text:outline-level="9">Chord</text:h>
      <text:h text:style-name="Heading_20_10" text:outline-level="10">Root Chord</text:h>
      <text:h text:style-name="Heading_20_10" text:outline-level="10">Tip Chord</text:h>
      <text:h text:style-name="Heading_20_10" text:outline-level="10">Mean Geometric Chord (MGC)</text:h>
      <text:h text:style-name="Heading_20_11" text:outline-level="11">MGC=Area/b</text:h>
      <text:h text:style-name="Heading_20_10" text:outline-level="10">Mean Aerodynamic Chord (MAC)</text:h>
      <text:h text:style-name="Heading_20_9" text:outline-level="9">location</text:h>
      <text:h text:style-name="Heading_20_10" text:outline-level="10">xCG</text:h>
      <text:h text:style-name="Heading_20_11" text:outline-level="11">location of center of gravity</text:h>
      <text:h text:style-name="Heading_20_10" text:outline-level="10">xNP</text:h>
      <text:h text:style-name="Heading_20_11" text:outline-level="11">location of neutral point</text:h>
      <text:h text:style-name="Heading_20_10" text:outline-level="10">xF</text:h>
      <text:h text:style-name="Heading_20_11" text:outline-level="11">Center of force</text:h>
      <text:h text:style-name="Heading_20_9" text:outline-level="9">Sweep distance</text:h>
      <text:h text:style-name="Heading_20_9" text:outline-level="9">Radius</text:h>
      <text:h text:style-name="Heading_20_9" text:outline-level="9">Levers</text:h>
      <text:h text:style-name="Heading_20_10" text:outline-level="10">xn-xCG</text:h>
      <text:h text:style-name="Heading_20_8" text:outline-level="8">Reference Angle</text:h>
      <text:h text:style-name="Heading_20_9" text:outline-level="9">Mounting Angle</text:h>
      <text:h text:style-name="Heading_20_9" text:outline-level="9">Sweep Angle</text:h>
      <text:h text:style-name="Heading_20_9" text:outline-level="9">Dihedral/ anhedral</text:h>
      <text:h text:style-name="Heading_20_9" text:outline-level="9">Twist Angle</text:h>
      <text:h text:style-name="Heading_20_7" text:outline-level="7">2D</text:h>
      <text:h text:style-name="Heading_20_8" text:outline-level="8">Reference Area</text:h>
      <text:h text:style-name="Heading_20_9" text:outline-level="9">Sectional Area</text:h>
      <text:h text:style-name="Heading_20_9" text:outline-level="9">Wetted Area</text:h>
      <text:h text:style-name="Heading_20_9" text:outline-level="9">Shadow Area</text:h>
      <text:h text:style-name="Heading_20_7" text:outline-level="7">3D</text:h>
      <text:h text:style-name="Heading_20_8" text:outline-level="8">Volume</text:h>
      <text:h text:style-name="Heading_20_9" text:outline-level="9">Total Volume</text:h>
      <text:h text:style-name="Heading_20_9" text:outline-level="9">Capacity</text:h>
      <text:h text:style-name="Heading_20_6" text:outline-level="6">Nondimensionized quantities</text:h>
      <text:h text:style-name="Heading_20_7" text:outline-level="7">Static Margin</text:h>
      <text:list text:style-name="L1">
        <text:list-item>
          <text:p text:style-name="Standard">(Xcg-Xnp)/Chord</text:p>
        </text:list-item>
      </text:list>
      <text:h text:style-name="Heading_20_7" text:outline-level="7">Volume Coefficients</text:h>
      <text:h text:style-name="Heading_20_8" text:outline-level="8">Vertical tail Volume coefficient</text:h>
      <text:h text:style-name="Heading_20_8" text:outline-level="8">Horizontal tail Volume coefficient</text:h>
      <text:h text:style-name="Heading_20_6" text:outline-level="6">Ratios</text:h>
      <text:h text:style-name="Heading_20_7" text:outline-level="7">Taper Ratio</text:h>
      <text:h text:style-name="Heading_20_7" text:outline-level="7">Relative thickness</text:h>
      <text:h text:style-name="Heading_20_7" text:outline-level="7">Aspect Ratio</text:h>
      <text:h text:style-name="Heading_20_4" text:outline-level="4">Aerodynamics</text:h>
      <text:h text:style-name="Heading_20_5" text:outline-level="5">Contents</text:h>
      <text:h text:style-name="Heading_20_6" text:outline-level="6">Definition</text:h>
      <text:h text:style-name="Heading_20_7" text:outline-level="7">forces by air</text:h>
      <text:h text:style-name="Heading_20_8" text:outline-level="8">Perpendicular to the direction of velocity: lift</text:h>
      <text:h text:style-name="Heading_20_8" text:outline-level="8">Opposite the velocity: drag</text:h>
      <text:h text:style-name="Heading_20_7" text:outline-level="7">AoA</text:h>
      <text:h text:style-name="Heading_20_8" text:outline-level="8">Angle of attack</text:h>
      <text:h text:style-name="Heading_20_7" text:outline-level="7">pressure coefficients</text:h>
      <text:h text:style-name="Heading_20_8" text:outline-level="8">Cl,Cd,Cp</text:h>
      <text:h text:style-name="Heading_20_9" text:outline-level="9">Cl = (Sectional Lift)/(q*c)</text:h>
      <text:h text:style-name="Heading_20_9" text:outline-level="9">Cd = (Sectional Drag)/(q*c)</text:h>
      <text:h text:style-name="Heading_20_9" text:outline-level="9">$$F=q*Cp*S_ref$$</text:h>
      <text:h text:style-name="Heading_20_7" text:outline-level="7">Kinetic energy density</text:h>
      <text:h text:style-name="Heading_20_8" text:outline-level="8">q = 1/2 *rho*v^2</text:h>
      <text:h text:style-name="Heading_20_8" text:outline-level="8">Bernouli's law q+p = constant</text:h>
      <text:h text:style-name="Heading_20_7" text:outline-level="7">Reynold number</text:h>
      <text:h text:style-name="Heading_20_8" text:outline-level="8">Re = v* L_ref/v_s</text:h>
      <text:h text:style-name="Heading_20_8" text:outline-level="8">v_s viscosity</text:h>
      <text:h text:style-name="Heading_20_6" text:outline-level="6">Calculation</text:h>
      <text:h text:style-name="Heading_20_7" text:outline-level="7">Dynamic estimation at certain circumstances</text:h>
      <text:h text:style-name="Heading_20_8" text:outline-level="8">F~Cp,q at certain S_ref</text:h>
      <text:h text:style-name="Heading_20_9" text:outline-level="9">Cp ~AoA,Re, M</text:h>
      <text:h text:style-name="Heading_20_10" text:outline-level="10">Thin Airfoil theory</text:h>
      <text:h text:style-name="Heading_20_11" text:outline-level="11">Cl = Cla*(AoA - AoA0)</text:h>
      <text:h text:style-name="Heading_20_12" text:outline-level="12">Cla: lift Coefficient Gradient</text:h>
      <text:h text:style-name="Heading_20_12" text:outline-level="12">AoA0: Zero_lift Angle of Attack</text:h>
      <text:h text:style-name="Heading_20_11" text:outline-level="11">Cd =Cd0+Cdw+Cdi</text:h>
      <text:h text:style-name="Heading_20_12" text:outline-level="12">Cd0: Zero lift  drag coefficient</text:h>
      <text:h text:style-name="Heading_20_12" text:outline-level="12">Cdi: Lift- induced drag coefficient </text:h>
      <text:h text:style-name="Heading_20_12" text:outline-level="12">Cdw: shock wave drag coefficient</text:h>
      <text:h text:style-name="Heading_20_9" text:outline-level="9">q~rho,v</text:h>
      <text:h text:style-name="Heading_20_9" text:outline-level="9">S_ref: see geometrical aspects</text:h>
      <text:h text:style-name="Heading_20_8" text:outline-level="8">Cl.Cd at certain kinetic state</text:h>
      <text:h text:style-name="Heading_20_9" text:outline-level="9">Case 1; calculation of ;lift and drag coefficient by towing gliders</text:h>
      <text:h text:style-name="Heading_20_7" text:outline-level="7">Using CFD</text:h>
      <text:h text:style-name="Heading_20_8" text:outline-level="8">Definition</text:h>
      <text:h text:style-name="Heading_20_9" text:outline-level="9">Computer Fluid Dynamics</text:h>
      <text:h text:style-name="Heading_20_8" text:outline-level="8">Practical</text:h>
      <text:h text:style-name="Heading_20_9" text:outline-level="9">General steps</text:h>
      <text:h text:style-name="Heading_20_10" text:outline-level="10">Define geometry</text:h>
      <text:h text:style-name="Heading_20_11" text:outline-level="11"> </text:h>
      <text:h text:style-name="Heading_20_10" text:outline-level="10">Generate mesh</text:h>
      <text:list text:style-name="L1">
        <text:list-item>
          <text:p text:style-name="Standard"> </text:p>
        </text:list-item>
      </text:list>
      <text:h text:style-name="Heading_20_10" text:outline-level="10">Set up conditions</text:h>
      <text:h text:style-name="Heading_20_10" text:outline-level="10">Variable output</text:h>
      <text:h text:style-name="Heading_20_10" text:outline-level="10">Simulation Control</text:h>
      <text:h text:style-name="Heading_20_10" text:outline-level="10">Run Analysis</text:h>
      <text:h text:style-name="Heading_20_10" text:outline-level="10">Data tidying and presentation</text:h>
      <text:h text:style-name="Heading_20_11" text:outline-level="11">numerical</text:h>
      <text:h text:style-name="Heading_20_12" text:outline-level="12">F, Torque</text:h>
      <text:h text:style-name="Heading_20_11" text:outline-level="11">Graphical</text:h>
      <text:h text:style-name="Heading_20_12" text:outline-level="12">Distribution contour</text:h>
      <text:h text:style-name="Heading_20_12" text:outline-level="12">Isosurface</text:h>
      <text:h text:style-name="Heading_20_9" text:outline-level="9">List of software demonstrations</text:h>
      <text:h text:style-name="Heading_20_10" text:outline-level="10">SimScale</text:h>
      <text:h text:style-name="Heading_20_6" text:outline-level="6">Experiments</text:h>
      <text:h text:style-name="Heading_20_7" text:outline-level="7">wind tunnel experiment</text:h>
      <text:h text:style-name="Heading_20_7" text:outline-level="7">in air experiment</text:h>
      <text:h text:style-name="Heading_20_8" text:outline-level="8">glider towing experiment</text:h>
      <text:h text:style-name="Heading_20_9" text:outline-level="9">Based on 'kinetics'</text:h>
      <text:h text:style-name="Heading_20_6" text:outline-level="6">Optimization Targets</text:h>
      <text:h text:style-name="Heading_20_7" text:outline-level="7">Lift to drag ratio</text:h>
      <text:h text:style-name="Heading_20_8" text:outline-level="8">Fl/Fd=Cl/Cd=l/h</text:h>
      <text:h text:style-name="Heading_20_9" text:outline-level="9">Physical meaning</text:h>
      <text:h text:style-name="Heading_20_10" text:outline-level="10">Maximum gliding ratio</text:h>
      <text:h text:style-name="Heading_20_10" text:outline-level="10">Minimum thrust required to lift certain weight</text:h>
      <text:h text:style-name="Heading_20_9" text:outline-level="9">Methods</text:h>
      <text:h text:style-name="Heading_20_10" text:outline-level="10">From thin airfoil theory</text:h>
      <text:h text:style-name="Heading_20_11" text:outline-level="11">max k occurs when</text:h>
      <text:h text:style-name="Heading_20_12" text:outline-level="12"> </text:h>
      <text:h text:style-name="Heading_20_12" text:outline-level="12"> </text:h>
      <text:h text:style-name="Heading_20_7" text:outline-level="7">Lift^(3/2)/Drag ration</text:h>
      <text:h text:style-name="Heading_20_8" text:outline-level="8">Cl^(3/2)/Cd</text:h>
      <text:h text:style-name="Heading_20_9" text:outline-level="9">Physical Meaning</text:h>
      <text:h text:style-name="Heading_20_10" text:outline-level="10">Minimum power required to lift certain weight</text:h>
      <text:h text:style-name="Heading_20_5" text:outline-level="5">Aerodynamic properties of plane</text:h>
      <text:h text:style-name="Heading_20_4" text:outline-level="4">Structual</text:h>
      <text:h text:style-name="Heading_20_4" text:outline-level="4">Power system</text:h>
      <text:h text:style-name="Heading_20_4" text:outline-level="4">Mission system</text:h>
      <text:h text:style-name="Heading_20_5" text:outline-level="5">FPV system</text:h>
      <text:h text:style-name="Heading_20_5" text:outline-level="5">Geolocation system</text:h>
      <text:h text:style-name="Heading_20_4" text:outline-level="4">Control system</text:h>
      <text:h text:style-name="Heading_20_4" text:outline-level="4"> </text:h>
      <text:h text:style-name="Heading_20_4" text:outline-level="4"> </text:h>
      <text:h text:style-name="Heading_20_2" text:outline-level="2">Builder</text:h>
      <text:list text:style-name="L1">
        <text:list-item>
          <text:p text:style-name="Standard">Chapter for necessary crafting skills to assemble and build air vehicles</text:p>
        </text:list-item>
      </text:list>
      <text:list text:style-name="L1">
        <text:list-item>
          <text:p text:style-name="Standard">Contents</text:p>
          <text:list text:style-name="L1">
            <text:list-item>
              <text:p text:style-name="Standard">Airframe and accessories</text:p>
              <text:list text:style-name="L1">
                <text:list-item>
                  <text:p text:style-name="Standard">Fuselage</text:p>
                  <text:list text:style-name="L1">
                    <text:list-item>
                      <text:p text:style-name="Standard">Canopy</text:p>
                      <text:list text:style-name="L1">
                        <text:list-item>
                          <text:p text:style-name="Standard"> </text:p>
                        </text:list-item>
                      </text:list>
                      <text:list text:style-name="L1">
                        <text:list-item>
                          <text:p text:style-name="Standard"> </text:p>
                        </text:list-item>
                      </text:list>
                    </text:list-item>
                  </text:list>
                  <text:list text:style-name="L1">
                    <text:list-item>
                      <text:p text:style-name="Standard">Main</text:p>
                    </text:list-item>
                  </text:list>
                  <text:list text:style-name="L1">
                    <text:list-item>
                      <text:p text:style-name="Standard">Cockpit</text:p>
                    </text:list-item>
                  </text:list>
                </text:list-item>
              </text:list>
              <text:list text:style-name="L1">
                <text:list-item>
                  <text:p text:style-name="Standard">Wing</text:p>
                  <text:list text:style-name="L1">
                    <text:list-item>
                      <text:p text:style-name="Standard">Stablizer</text:p>
                    </text:list-item>
                  </text:list>
                  <text:list text:style-name="L1">
                    <text:list-item>
                      <text:p text:style-name="Standard">Main</text:p>
                    </text:list-item>
                  </text:list>
                </text:list-item>
              </text:list>
              <text:list text:style-name="L1">
                <text:list-item>
                  <text:p text:style-name="Standard">Landing Gear</text:p>
                  <text:list text:style-name="L1">
                    <text:list-item>
                      <text:p text:style-name="Standard">Type</text:p>
                      <text:list text:style-name="L1">
                        <text:list-item>
                          <text:p text:style-name="Standard">Forward 3 point</text:p>
                        </text:list-item>
                      </text:list>
                      <text:list text:style-name="L1">
                        <text:list-item>
                          <text:p text:style-name="Standard">Backward 3 point</text:p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p text:style-name="Standard">Power system</text:p>
                  <text:list text:style-name="L1">
                    <text:list-item>
                      <text:p text:style-name="Standard">Electrical</text:p>
                      <text:list text:style-name="L1">
                        <text:list-item>
                          <text:p text:style-name="Standard">Propeller/Ducted Fan</text:p>
                          <text:list text:style-name="L1">
                            <text:list-item>
                              <text:p text:style-name="Standard">Material</text:p>
                              <text:list text:style-name="L1">
                                <text:list-item>
                                  <text:p text:style-name="Standard">Plastic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Nylon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Aluminum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Carb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list text:style-name="L1">
                        <text:list-item>
                          <text:p text:style-name="Standard">electric Motor</text:p>
                        </text:list-item>
                      </text:list>
                      <text:list text:style-name="L1">
                        <text:list-item>
                          <text:p text:style-name="Standard">Electric Speed Controller (ESC)</text:p>
                        </text:list-item>
                      </text:list>
                      <text:list text:style-name="L1">
                        <text:list-item>
                          <text:p text:style-name="Standard">Battery</text:p>
                        </text:list-item>
                      </text:list>
                      <text:list text:style-name="L1">
                        <text:list-item>
                          <text:p text:style-name="Standard">Plug</text:p>
                          <text:list text:style-name="L1">
                            <text:list-item>
                              <text:p text:style-name="Standard">Safety</text:p>
                            </text:list-item>
                          </text:list>
                          <text:list text:style-name="L1">
                            <text:list-item>
                              <text:p text:style-name="Standard">Type</text:p>
                              <text:list text:style-name="L1">
                                <text:list-item>
                                  <text:p text:style-name="Standard">T-Plug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XT60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XT90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EC3</text:p>
                                </text:list-item>
                              </text:list>
                              <text:list text:style-name="L1">
                                <text:list-item>
                                  <text:p text:style-name="Standard">DC3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list text:style-name="L1">
                    <text:list-item>
                      <text:p text:style-name="Standard">Gasoline</text:p>
                    </text:list-item>
                  </text:list>
                  <text:list text:style-name="L1">
                    <text:list-item>
                      <text:p text:style-name="Standard">Nitro</text:p>
                    </text:list-item>
                  </text:list>
                </text:list-item>
              </text:list>
              <text:list text:style-name="L1">
                <text:list-item>
                  <text:p text:style-name="Standard">Control System</text:p>
                  <text:list text:style-name="L1">
                    <text:list-item>
                      <text:p text:style-name="Standard">Transmitter (TX)</text:p>
                      <text:list text:style-name="L1">
                        <text:list-item>
                          <text:p text:style-name="Standard"> </text:p>
                        </text:list-item>
                      </text:list>
                    </text:list-item>
                  </text:list>
                  <text:list text:style-name="L1">
                    <text:list-item>
                      <text:p text:style-name="Standard">Receiver (RX)</text:p>
                    </text:list-item>
                  </text:list>
                </text:list-item>
              </text:list>
              <text:list text:style-name="L1">
                <text:list-item>
                  <text:p text:style-name="Standard">Other</text:p>
                </text:list-item>
              </text:list>
              <text:list text:style-name="L1">
                <text:list-item>
                  <text:p text:style-name="Standard">Layout</text:p>
                  <text:list text:style-name="L1">
                    <text:list-item>
                      <text:p text:style-name="Standard">Conventional</text:p>
                    </text:list-item>
                  </text:list>
                  <text:list text:style-name="L1">
                    <text:list-item>
                      <text:p text:style-name="Standard">Canard</text:p>
                    </text:list-item>
                  </text:list>
                  <text:list text:style-name="L1">
                    <text:list-item>
                      <text:p text:style-name="Standard">3 Surface</text:p>
                    </text:list-item>
                  </text:list>
                  <text:list text:style-name="L1">
                    <text:list-item>
                      <text:p text:style-name="Standard">Flying Wing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Material properties</text:p>
            </text:list-item>
          </text:list>
          <text:list text:style-name="L1">
            <text:list-item>
              <text:p text:style-name="Standard">Basic Guideline</text:p>
            </text:list-item>
          </text:list>
          <text:list text:style-name="L1">
            <text:list-item>
              <text:p text:style-name="Standard">Crafting Skill</text:p>
              <text:list text:style-name="L1">
                <text:list-item>
                  <text:p text:style-name="Standard">Knives/ blades</text:p>
                </text:list-item>
              </text:list>
              <text:list text:style-name="L1">
                <text:list-item>
                  <text:p text:style-name="Standard">Saw</text:p>
                </text:list-item>
              </text:list>
              <text:list text:style-name="L1">
                <text:list-item>
                  <text:p text:style-name="Standard">File</text:p>
                </text:list-item>
              </text:list>
              <text:list text:style-name="L1">
                <text:list-item>
                  <text:p text:style-name="Standard"> </text:p>
                </text:list-item>
              </text:list>
            </text:list-item>
          </text:list>
          <text:list text:style-name="L1">
            <text:list-item>
              <text:p text:style-name="Standard">Empirical usage of structures</text:p>
            </text:list-item>
          </text:list>
          <text:list text:style-name="L1">
            <text:list-item>
              <text:p text:style-name="Standard">Adhesives</text:p>
              <text:list text:style-name="L1">
                <text:list-item>
                  <text:p text:style-name="Standard">Classifications and usage</text:p>
                </text:list-item>
              </text:list>
              <text:list text:style-name="L1">
                <text:list-item>
                  <text:p text:style-name="Standard"> </text:p>
                  <text:list text:style-name="L1">
                    <text:list-item>
                      <text:p text:style-name="Standard">White glue</text:p>
                    </text:list-item>
                  </text:list>
                  <text:list text:style-name="L1">
                    <text:list-item>
                      <text:p text:style-name="Standard">PVA</text:p>
                    </text:list-item>
                  </text:list>
                  <text:list text:style-name="L1">
                    <text:list-item>
                      <text:p text:style-name="Standard">Superglue</text:p>
                    </text:list-item>
                  </text:list>
                  <text:list text:style-name="L1">
                    <text:list-item>
                      <text:p text:style-name="Standard">Hot glue</text:p>
                    </text:list-item>
                  </text:list>
                  <text:list text:style-name="L1">
                    <text:list-item>
                      <text:p text:style-name="Standard">UHU foam glue</text:p>
                    </text:list-item>
                  </text:list>
                  <text:list text:style-name="L1">
                    <text:list-item>
                      <text:p text:style-name="Standard">Z-poxy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Standard">Automated machine</text:p>
            </text:list-item>
          </text:list>
          <text:list text:style-name="L1">
            <text:list-item>
              <text:p text:style-name="Standard">Strength Check</text:p>
            </text:list-item>
          </text:list>
          <text:list text:style-name="L1">
            <text:list-item>
              <text:p text:style-name="Standard">Airframe modification</text:p>
            </text:list-item>
          </text:list>
        </text:list-item>
      </text:list>
      <text:h text:style-name="Heading_20_2" text:outline-level="2">Operator</text:h>
      <text:h text:style-name="Heading_20_3" text:outline-level="3">Chapters for operators to test, tune and analyze the aircraft with practical operation skills</text:h>
      <text:h text:style-name="Heading_20_3" text:outline-level="3">Contents</text:h>
      <text:h text:style-name="Heading_20_4" text:outline-level="4">Safety</text:h>
      <text:h text:style-name="Heading_20_5" text:outline-level="5">Pre-flight checklist</text:h>
      <text:h text:style-name="Heading_20_5" text:outline-level="5">Site usage</text:h>
      <text:h text:style-name="Heading_20_5" text:outline-level="5">Flight risk and safety</text:h>
      <text:h text:style-name="Heading_20_6" text:outline-level="6">Maiden</text:h>
      <text:h text:style-name="Heading_20_6" text:outline-level="6">Test flight</text:h>
      <text:h text:style-name="Heading_20_6" text:outline-level="6">Emergency executions</text:h>
      <text:h text:style-name="Heading_20_6" text:outline-level="6"> </text:h>
      <text:h text:style-name="Heading_20_5" text:outline-level="5">Crash check</text:h>
      <text:h text:style-name="Heading_20_4" text:outline-level="4">Remote control</text:h>
      <text:h text:style-name="Heading_20_5" text:outline-level="5">Remote control settings</text:h>
      <text:h text:style-name="Heading_20_5" text:outline-level="5">Aerobatics</text:h>
      <text:h text:style-name="Heading_20_5" text:outline-level="5">Tuning</text:h>
      <text:h text:style-name="Heading_20_5" text:outline-level="5">Safety</text:h>
      <text:h text:style-name="Heading_20_5" text:outline-level="5">Basic operations</text:h>
      <text:h text:style-name="Heading_20_4" text:outline-level="4">Gyro</text:h>
      <text:h text:style-name="Heading_20_5" text:outline-level="5">Gyro settings</text:h>
      <text:h text:style-name="Heading_20_5" text:outline-level="5"> </text:h>
      <text:h text:style-name="Heading_20_4" text:outline-level="4">Autopilot</text:h>
      <text:h text:style-name="Heading_20_4" text:outline-level="4"> </text:h>
      <text:h text:style-name="Heading_20_2" text:outline-level="2">Designer</text:h>
      <text:h text:style-name="Heading_20_3" text:outline-level="3">Chapters for design project control and management</text:h>
      <text:h text:style-name="Heading_20_3" text:outline-level="3">Relavant design considerations</text:h>
      <text:h text:style-name="Heading_20_3" text:outline-level="3">Contents</text:h>
      <text:h text:style-name="Heading_20_4" text:outline-level="4">Coordination and cooperation</text:h>
      <text:h text:style-name="Heading_20_5" text:outline-level="5">Target</text:h>
      <text:h text:style-name="Heading_20_5" text:outline-level="5">General workflow</text:h>
      <text:h text:style-name="Heading_20_6" text:outline-level="6"> </text:h>
      <text:h text:style-name="Heading_20_5" text:outline-level="5">General Methodology</text:h>
      <text:h text:style-name="Heading_20_5" text:outline-level="5">Hardware/software solutions</text:h>
      <text:h text:style-name="Heading_20_6" text:outline-level="6">Softare formats import/export</text:h>
      <text:h text:style-name="Heading_20_4" text:outline-level="4">Communication</text:h>
      <text:h text:style-name="Heading_20_5" text:outline-level="5">Data transfer within a design team</text:h>
      <text:h text:style-name="Heading_20_5" text:outline-level="5">Problemshooting</text:h>
      <text:h text:style-name="Heading_20_5" text:outline-level="5">Compromises</text:h>
      <text:h text:style-name="Heading_20_4" text:outline-level="4"> </text:h>
      <text:h text:style-name="Heading_20_1" text:outline-level="1">History</text:h>
      <text:h text:style-name="Heading_20_2" text:outline-level="2">History of model aircraft sporting</text:h>
      <text:h text:style-name="Heading_20_2" text:outline-level="2">History of development of unmanned aircraft</text:h>
      <text:h text:style-name="Heading_20_1" text:outline-level="1">Support</text:h>
      <text:h text:style-name="Heading_20_2" text:outline-level="2">Air restrictions, sites and clubs</text:h>
      <text:h text:style-name="Heading_20_3" text:outline-level="3">Where to find the informations</text:h>
      <text:h text:style-name="Heading_20_2" text:outline-level="2">Online supports</text:h>
      <text:list text:style-name="L1">
        <text:list-item>
          <text:p text:style-name="Standard">List of aircraft tutorial sites</text:p>
        </text:list-item>
      </text:list>
      <text:list text:style-name="L1">
        <text:list-item>
          <text:p text:style-name="Standard">List of software support sites relevant to aeromodelling</text:p>
        </text:list-item>
      </text:list>
      <text:list text:style-name="L1">
        <text:list-item>
          <text:p text:style-name="Standard">List of forums</text:p>
        </text:list-item>
      </text:list>
      <text:h text:style-name="Heading_20_2" text:outline-level="2">Read more</text:h>
      <text:h text:style-name="Heading_20_3" text:outline-level="3">References</text:h>
      <text:h text:style-name="Heading_20_4" text:outline-level="4"> 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